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Graphics2D.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Graphics2D.getGraphics2DImagePa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Graphics2D.setGraphics2DImagePainter( Graphics2DImagePainter pa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Graphics2D.ImageGraphics2D( ImageInfo info , Graphics2DImagePainter pain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Graphics2D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